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2" style:family="paragraph" style:parent-style-name="Normal_20__28_Web_29_">
      <style:paragraph-properties fo:line-height="100%" fo:text-align="center" style:justify-single-word="false" fo:break-before="page"/>
      <style:text-properties fo:color="#000000" loext:opacity="100%" fo:font-size="13.5pt" officeooo:paragraph-rsid="000f8f52" style:font-size-asian="13.5pt" style:font-size-complex="13.5pt"/>
    </style:style>
    <style:style style:name="P3" style:family="paragraph" style:parent-style-name="Normal_20__28_Web_29_">
      <style:paragraph-properties fo:line-height="100%" fo:text-align="end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4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officeooo:paragraph-rsid="000f8f52" style:font-size-asian="13.5pt" style:font-size-complex="13.5pt"/>
    </style:style>
    <style:style style:name="P5" style:family="paragraph" style:parent-style-name="Normal_20__28_Web_29_">
      <style:paragraph-properties fo:line-height="100%"/>
      <style:text-properties fo:color="#000000" loext:opacity="100%" fo:font-size="13.5pt" officeooo:paragraph-rsid="000f8f52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officeooo:rsid="000f8f52" officeooo:paragraph-rsid="000f8f52" style:font-size-asian="13.5pt" style:font-size-complex="13.5pt"/>
    </style:style>
    <style:style style:name="P7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officeooo:paragraph-rsid="000f8f52" style:font-size-asian="16pt" style:font-size-complex="16pt"/>
    </style:style>
    <style:style style:name="T1" style:family="text">
      <style:text-properties officeooo:rsid="00170d01"/>
    </style:style>
    <style:style style:name="T2" style:family="text">
      <style:text-properties officeooo:rsid="000f8f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Ф</text:p>
      <text:p text:style-name="P7">ФГБОУ ВО</text:p>
      <text:p text:style-name="P7">Московский авиационный институт</text:p>
      <text:p text:style-name="P7">(национальный исследовательский университет)</text:p>
      <text:p text:style-name="P7">Кафедра 304</text:p>
      <text:p text:style-name="P7">Вычислительные машины, системы и сети</text:p>
      <text:p text:style-name="P7"/>
      <text:p text:style-name="P7"/>
      <text:p text:style-name="P7">Отчет по лабораторной работе №<text:span text:style-name="T2">1</text:span></text:p>
      <text:p text:style-name="P7">по учебной дисциплине «<text:span text:style-name="T2">Конструирование ПО</text:span>»</text:p>
      <text:p text:style-name="P3"/>
      <text:p text:style-name="P3"/>
      <text:p text:style-name="P3"/>
      <text:p text:style-name="P3"/>
      <text:p text:style-name="P4"><text:s text:c="10"/>Выполнил студент группы М3О-311Б-21:</text:p>
      <text:p text:style-name="P4">Давыдов А.П.</text:p>
      <text:p text:style-name="P3">Принял:</text:p>
      <text:p text:style-name="P6">Грабовский М. Н.</text:p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>Москва 2023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2T15:11:19.283000000</dc:date>
    <meta:editing-duration>PT4M19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3" meta:word-count="43" meta:character-count="339" meta:non-whitespace-character-count="299"/>
  </office:meta>
</office:document-meta>
</file>